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Helvetica" svg:font-family="Helvetica" style:font-family-generic="swiss"/>
    <style:font-face style:name="DejaVu LGC Sans Mono" svg:font-family="'DejaVu LGC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master-page-name="">
      <style:paragraph-properties style:page-number="auto" fo:padding="0.102cm" fo:border="0.002cm solid #000000" style:shadow="#808080 0.178cm 0.178cm"/>
    </style:style>
    <style:style style:name="P3" style:family="paragraph" style:parent-style-name="Standard">
      <style:paragraph-properties fo:padding="0.102cm" fo:border="0.002cm solid #000000" style:shadow="#808080 0.178cm 0.178cm"/>
    </style:style>
    <style:style style:name="P4" style:family="paragraph" style:parent-style-name="Standard">
      <style:paragraph-properties fo:padding="0.102cm" fo:border="0.002cm solid #000000" style:shadow="#808080 0.178cm 0.178cm"/>
      <style:text-properties fo:font-weight="bold" style:font-weight-asian="bold" style:font-weight-complex="bold"/>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Heading_20_1">
      <style:paragraph-properties fo:text-align="center" style:justify-single-word="false"/>
    </style:style>
    <style:style style:name="P9" style:family="paragraph" style:parent-style-name="Heading_20_2">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 in-memory grid file system</text:p>
      <text:p text:style-name="Text_20_body"/>
      <text:p text:style-name="P1">Bela Ban, JBoss</text:p>
      <text:p text:style-name="P1">Manik Surtani, JBoss</text:p>
      <text:p text:style-name="P1">April 2010</text:p>
      <text:h text:style-name="P8" text:outline-level="1">Overview</text:h>
      <text:p text:style-name="Text_20_body"/>
      <text:p text:style-name="Text_20_body">In a previous article [1], ReplCache was introduced, which is an implementation of a grid data container using consistent hash based distribution. In some ways, ReplCache served as a prototype for Infinispan's distributed mode. <text:s/>Infinispan [2] is an open source data grid platform that makes use of distributing state across nodes in a cluster.</text:p>
      <text:p text:style-name="Text_20_body"/>
      <text:p text:style-name="Text_20_body">In Infinispan, data can be stored in the grid with or without redundancy. For example, data D can be stored in the grid only once by using the distributed cache mode [3], and setting numOwners [4] to 1. In this case, Infinispan picks a server to store D on, based on a consistent hash algorithm. If we <text:s/>set numOwners to 2, then Infinispan picks 2 servers to store D on, and so on.</text:p>
      <text:p text:style-name="Text_20_body"/>
      <text:p text:style-name="Text_20_body">The advantage of Infinispan is that it provides the aggregated memory of the grid. For example, if we have 5 hosts with 1GB of heap each, then we have an aggregated memory of 5GB if numOwners is set to 1 – discounting overhead of course. <text:s/>Even with some redundancy – say, setting numOwners to 2 – we have 2.5GB at our disposal.</text:p>
      <text:p text:style-name="Text_20_body"/>
      <text:p text:style-name="Text_20_body">There is a problem, however: if we have many data elements which are 1K in size, and only a few which are 200MB, then we have an uneven distribution. Some servers will have their heap almost used up because they're storing the 200MB data elements, and others might be almost empty.</text:p>
      <text:p text:style-name="Text_20_body"/>
      <text:p text:style-name="Text_20_body">An additional problem is if a data element is larger than the available heap on a given server: for example, if we want to store an element into the grid whose size is 2GB, then we'll fail because the heap is only 1GB and passing a value to Infinispan's Cache.put(K, V) API will fail with an OutOfMemoryException.</text:p>
      <text:p text:style-name="Text_20_body"/>
      <text:p text:style-name="Text_20_body">To solve these problems, we can divide a data element into <text:span text:style-name="T2">chunks</text:span> and distribute the chunks across the cluster. Let's say a chunk is 8K: if we divide the 2GB data element into 8K chunks, we'll end up with 250,000 chunks of 8K in size that are stored in the grid. Storing 250,000 equally sized chunks in a grid is likely to result in a more even distribution than storing a few 200MB data elements.</text:p>
      <text:p text:style-name="Text_20_body"/>
      <text:p text:style-name="Text_20_body">However, we don't want to burden the application programmer with having to divide their data into chunks when writing data, and putting the chunks back together into entire data elements when reading <text:soft-page-break/>data. Besides, this approach would still require the data elements to be in memory, which won't work.</text:p>
      <text:p text:style-name="Text_20_body"/>
      <text:p text:style-name="Text_20_body">To overcome this, we picked the concept of <text:span text:style-name="T1">streams</text:span>: a stream (input or output) only deals with a subset of the data of an element. For example, rather than having to write 2GB of data into the grid, we iterate through an input file (say in steps of 50K) and write the read data into the grid. This way, only 50K worth of data has to be kept in memory at any given time.</text:p>
      <text:p text:style-name="Text_20_body">So now an application programmer can write the following (pseudo) code to store a data element of 2GB into the grid: </text:p>
      <text:p text:style-name="Text_20_body"/>
      <text:p text:style-name="P2"><text:bookmark-start text:name="DDE_LINK1"/><text:span text:style-name="Source_20_Text"><text:span text:style-name="T3">InputStream in=new FileInputStream(“/home/bela/bond.iso”);</text:span></text:span></text:p>
      <text:p text:style-name="P3"><text:span text:style-name="Source_20_Text"><text:span text:style-name="T3">OutputStream out=getGridOutputStream(“/home/bela/bond.iso”);</text:span></text:span></text:p>
      <text:p text:style-name="P3"><text:span text:style-name="Source_20_Text"><text:span text:style-name="T3">byte[] buffer=new byte[50000];</text:span></text:span></text:p>
      <text:p text:style-name="P3"><text:span text:style-name="Source_20_Text"><text:span text:style-name="T3">int len;</text:span></text:span></text:p>
      <text:p text:style-name="P3"><text:span text:style-name="Source_20_Text"><text:span text:style-name="T3">while((len=in.read(buffer, 0, buffer.length)) != -1) {</text:span></text:span></text:p>
      <text:p text:style-name="P3"><text:span text:style-name="Source_20_Text"><text:span text:style-name="T3"><text:s text:c="4"/>out.write(buffer, 0, len);</text:span></text:span></text:p>
      <text:p text:style-name="P3"><text:span text:style-name="Source_20_Text"><text:span text:style-name="T3">}</text:span></text:span></text:p>
      <text:p text:style-name="P3"><text:span text:style-name="Source_20_Text"><text:span text:style-name="T3">in.close();</text:span></text:span></text:p>
      <text:p text:style-name="P3"><text:span text:style-name="Source_20_Text"><text:span text:style-name="T3">out.close();</text:span></text:span><text:bookmark-end text:name="DDE_LINK1"/></text:p>
      <text:p text:style-name="Standard"/>
      <text:p text:style-name="Text_20_body"/>
      <text:p text:style-name="Text_20_body">Similar code can be written to read data out of the grid.</text:p>
      <text:p text:style-name="Text_20_body"/>
      <text:p text:style-name="Text_20_body">The advantages of using a stream interface are:</text:p>
      <text:list xml:id="list1865965953" text:style-name="L1">
        <text:list-item>
          <text:p text:style-name="P5">Only a small buffer is needed to read or write data. This is better than having to create a byte[] buffer of 2GB for the default put() or get() of Infinispan.</text:p>
        </text:list-item>
        <text:list-item>
          <text:p text:style-name="P5">The distribution of data over a grid is more even. With a good consistent hashing function, all servers should have more or less the same amount of data stored locally.</text:p>
        </text:list-item>
        <text:list-item>
          <text:p text:style-name="P5">We are able to store files that are greater in size than any given node's JVM heap.</text:p>
        </text:list-item>
        <text:list-item>
          <text:p text:style-name="P5">The application programmers don't have to perform the chunking themselves.</text:p>
        </text:list-item>
      </text:list>
      <text:p text:style-name="Text_20_body"/>
      <text:p text:style-name="Text_20_body"/>
      <text:h text:style-name="P8" text:outline-level="1">Architecture</text:h>
      <text:p text:style-name="Text_20_body"/>
      <text:p text:style-name="Text_20_body">The grid file system needs to not only store chunks, but also metadata information, such as directories, files, file sizes, last modification times and so on.</text:p>
      <text:p text:style-name="Text_20_body"/>
      <text:p text:style-name="Text_20_body">Since metadata is critical, but also small, we decided to store it on every server in a grid<text:note text:id="ftn1" text:note-class="footnote"><text:note-citation>1</text:note-citation><text:note-body><text:p text:style-name="Footnote">We could have chosen not to store metadata on every server, because we can reconstruct metadata from the chunks. However, this is not implemented in the current system.</text:p></text:note-body></text:note>. Therefore, we need one Infinispan cache for all of the metadata, using replicated mode rather than distributed mode <text:soft-page-break/>(copies available locally on every node), and one Infinispan cache configured in distributed mode with desired numOwners for the data chunks.</text:p>
      <text:p text:style-name="Text_20_body"/>
      <text:p text:style-name="Text_20_body">Note that Infinispan doesn't create two JGroups stacks and channels, but shares a single JGroups channel between both metadata and chunk instances, provided they were created using the same CacheManager.</text:p>
      <text:p text:style-name="Text_20_body"/>
      <text:h text:style-name="P9" text:outline-level="2">Metadata cache</text:h>
      <text:p text:style-name="Text_20_body"/>
      <text:p text:style-name="Text_20_body">The metadata cache contains the full pathnames of directories and files as keys and metadata (e.g. file length, last modification data, and whether the key is a file or directory) as values.</text:p>
      <text:p text:style-name="Text_20_body"/>
      <text:p text:style-name="Text_20_body">Whenever a new directory or file is created, a file is deleted, or whenever a file is written to, the metadata cache is updated. For example, when we write to a file, the new length and the last modification timestamp are updated in the metadata cache.</text:p>
      <text:p text:style-name="Text_20_body"/>
      <text:p text:style-name="Text_20_body">The metadata cache is also used for navigation, for example to list all the files and directories in directory /home/bela/grid. </text:p>
      <text:p text:style-name="Text_20_body"/>
      <text:p text:style-name="Text_20_body">Since changes to the metadata cache are replicated to every server, a read is always local and doesn't require network communication.</text:p>
      <text:p text:style-name="Text_20_body"/>
      <text:h text:style-name="P9" text:outline-level="2">Chunk cache</text:h>
      <text:p text:style-name="Text_20_body"/>
      <text:p text:style-name="Text_20_body">The chunk cache stores the individual chunks. Keys are the chunk names and value are byte[] buffers. A chunk name is constructed by appending .#&lt;chunk number&gt; to the full pathname of the file, e.g. “/home/bela/bond.iso.#125”.</text:p>
      <text:p text:style-name="Text_20_body"/>
      <text:p text:style-name="Text_20_body">With a chunk size of 4000, writing a file “/home/bela/tmp.txt” of 14K would generate chunks</text:p>
      <text:list xml:id="list645913831" text:style-name="L2">
        <text:list-item>
          <text:p text:style-name="P6">/home/bela/tmp.txt.#0 (4000 bytes) [0 - 3999]</text:p>
        </text:list-item>
        <text:list-item>
          <text:p text:style-name="P6">/home/bela/tmp.txt.#1 (4000 bytes) [4000 - 7999]</text:p>
        </text:list-item>
        <text:list-item>
          <text:p text:style-name="P6">/home/bela/tmp.txt.#2 (4000 bytes) [8000 - 11999]</text:p>
        </text:list-item>
        <text:list-item>
          <text:p text:style-name="P6">/home/bela/tmp.txt.#3 (2000 bytes) [12000 - 13999]</text:p>
        </text:list-item>
      </text:list>
      <text:p text:style-name="Text_20_body">The computation of the correct chunk is a function of the current read or write pointer and the chunk size. For example, reading 1000 bytes at position 7900 would read 99 bytes from chunk #1 and 901 bytes from chunk #2.</text:p>
      <text:p text:style-name="Text_20_body"><text:soft-page-break/></text:p>
      <text:p text:style-name="Text_20_body">The chunk name (“/home/bela/tmp.txt.#2”) is used to pick the server to write the chunk to, or to read it from, using consistent hashing.</text:p>
      <text:p text:style-name="Text_20_body"/>
      <text:p text:style-name="Text_20_body"/>
      <text:p text:style-name="Text_20_body"/>
      <text:h text:style-name="P8" text:outline-level="1">API</text:h>
      <text:p text:style-name="Text_20_body"/>
      <text:p text:style-name="Text_20_body">The system is implemented with 4 classes:</text:p>
      <text:list xml:id="list1551244580" text:style-name="L3">
        <text:list-item>
          <text:p text:style-name="P7"><text:bookmark-start text:name="DDE_LINK"/>org.infinispan.io.<text:bookmark-end text:name="DDE_LINK"/>GridFilesystem</text:p>
        </text:list-item>
        <text:list-item>
          <text:p text:style-name="P7">org.infinispan.io.GridFile (extends java.io.File)</text:p>
        </text:list-item>
        <text:list-item>
          <text:p text:style-name="P7">org.infinispan.io.GridOutputStream (extends java.io.OutputStream)</text:p>
        </text:list-item>
        <text:list-item>
          <text:p text:style-name="P7">org.infinispan.io.GridInputStream (extends java.io.InputStream)</text:p>
        </text:list-item>
      </text:list>
      <text:p text:style-name="Text_20_body"/>
      <text:p text:style-name="Text_20_body">The entry point into the system is GridFilesystem: it is used to create instances of GridFile, GridOutputStream and GridInputStream. The major methods are:</text:p>
      <text:p text:style-name="Text_20_body"/>
      <text:p text:style-name="P2"><text:bookmark-start text:name="DDE_LINK2"/><text:span text:style-name="Source_20_Text"><text:span text:style-name="T3">public GridFilesystem(Cache&lt;String, byte[]&gt; data, Cache&lt;String, </text:span></text:span></text:p>
      <text:p text:style-name="P3"><text:span text:style-name="Source_20_Text"><text:span text:style-name="T3"><text:s text:c="22"/>GridFile.Metadata&gt; metadata, int default_chunk_size) {</text:span></text:span></text:p>
      <text:p text:style-name="P3"><text:span text:style-name="Source_20_Text"><text:span text:style-name="T3"><text:s text:c="4"/>...</text:span></text:span></text:p>
      <text:p text:style-name="P3"><text:span text:style-name="Source_20_Text"><text:span text:style-name="T3">}</text:span></text:span></text:p>
      <text:p text:style-name="P3"><text:span text:style-name="Source_20_Text"><text:span text:style-name="T3"/></text:span></text:p>
      <text:p text:style-name="P3"><text:span text:style-name="Source_20_Text"><text:span text:style-name="T3">public File getFile(String pathname) {</text:span></text:span></text:p>
      <text:p text:style-name="P3"><text:span text:style-name="Source_20_Text"><text:span text:style-name="T3"><text:s text:c="4"/>...</text:span></text:span></text:p>
      <text:p text:style-name="P3"><text:span text:style-name="Source_20_Text"><text:span text:style-name="T3">}</text:span></text:span></text:p>
      <text:p text:style-name="P3"><text:span text:style-name="Source_20_Text"><text:span text:style-name="T3"/></text:span></text:p>
      <text:p text:style-name="P3"><text:span text:style-name="Source_20_Text"><text:span text:style-name="T3">public OutputStream getOutput(String pathname) throws IOException {</text:span></text:span></text:p>
      <text:p text:style-name="P3"><text:span text:style-name="Source_20_Text"><text:span text:style-name="T3"><text:s text:c="4"/>...</text:span></text:span></text:p>
      <text:p text:style-name="P3"><text:span text:style-name="Source_20_Text"><text:span text:style-name="T3">}</text:span></text:span></text:p>
      <text:p text:style-name="P3"><text:span text:style-name="Source_20_Text"><text:span text:style-name="T3"/></text:span></text:p>
      <text:p text:style-name="P3"><text:span text:style-name="Source_20_Text"><text:span text:style-name="T3">public InputStream getInput(String pathname) throws FileNotFoundException {</text:span></text:span></text:p>
      <text:p text:style-name="P3"><text:span text:style-name="Source_20_Text"><text:span text:style-name="T3"><text:s text:c="4"/>...</text:span></text:span></text:p>
      <text:p text:style-name="P3"><text:span text:style-name="Source_20_Text"><text:span text:style-name="T3">}</text:span></text:span></text:p>
      <text:p text:style-name="Text_20_body"><text:bookmark-end text:name="DDE_LINK2"/></text:p>
      <text:p text:style-name="Text_20_body">The constructor takes two (fully created and running) Infinispan caches, the first for the data chunks and the second for the metadata. The default_chunk_size parameter sets the default for the default chunk size.</text:p>
      <text:p text:style-name="Text_20_body"/>
      <text:p text:style-name="Text_20_body">To create a GridFilesystem, the following code could be used:</text:p>
      <text:p text:style-name="P2"><text:span text:style-name="Source_20_Text"><text:span text:style-name="T3">Cache&lt;String,byte[]&gt; data;</text:span></text:span></text:p>
      <text:p text:style-name="P3"><text:span text:style-name="Source_20_Text"><text:span text:style-name="T3">Cache&lt;String,GridFile.Metadata&gt; metadata;</text:span></text:span></text:p>
      <text:p text:style-name="P3"><text:span text:style-name="Source_20_Text"><text:span text:style-name="T3">GridFilesystem fs;</text:span></text:span></text:p>
      <text:p text:style-name="P3"><text:soft-page-break/><text:span text:style-name="Source_20_Text"><text:span text:style-name="T3"/></text:span></text:p>
      <text:p text:style-name="P3"><text:bookmark-start text:name="DDE_LINK3"/><text:span text:style-name="Source_20_Text"><text:span text:style-name="T3">data</text:span></text:span><text:bookmark-end text:name="DDE_LINK3"/><text:span text:style-name="Source_20_Text"><text:span text:style-name="T3"> = cacheManager.getCache(“distributed”);</text:span></text:span></text:p>
      <text:p text:style-name="P3"><text:span text:style-name="Source_20_Text"><text:span text:style-name="T3">metadata = cacheManager.getCache(“replicated”);</text:span></text:span></text:p>
      <text:p text:style-name="P3"><text:span text:style-name="Source_20_Text"><text:span text:style-name="T3">data.start();</text:span></text:span></text:p>
      <text:p text:style-name="P3"><text:span text:style-name="Source_20_Text"><text:span text:style-name="T3">metadata.start();</text:span></text:span></text:p>
      <text:p text:style-name="P3"><text:span text:style-name="Source_20_Text"><text:span text:style-name="T3"/></text:span></text:p>
      <text:p text:style-name="P3"><text:span text:style-name="Source_20_Text"><text:span text:style-name="T3">fs = new GridFilesystem(data, metadata, 8000);</text:span></text:span></text:p>
      <text:p text:style-name="Text_20_body"/>
      <text:p text:style-name="Text_20_body">Method getFile() can be used to grab a handle to a file, which can be used to list file, create new files, or create directories, e.g.:</text:p>
      <text:p text:style-name="Text_20_body"/>
      <text:p text:style-name="P2"><text:span text:style-name="Source_20_Text"><text:span text:style-name="T3">// create directories</text:span></text:span></text:p>
      <text:p text:style-name="P3"><text:span text:style-name="Source_20_Text"><text:span text:style-name="T3">File file=fs.getFile(“/home/bela/grid/config”);</text:span></text:span></text:p>
      <text:p text:style-name="P3"><text:span text:style-name="Source_20_Text"><text:span text:style-name="T3">fs.mkdirs(); // creates directories /home/bela/grid/config</text:span></text:span></text:p>
      <text:p text:style-name="P3"><text:span text:style-name="Source_20_Text"><text:span text:style-name="T3"/></text:span></text:p>
      <text:p text:style-name="P3"><text:span text:style-name="Source_20_Text"><text:span text:style-name="T3">// List all files and directories under “/usr/local”</text:span></text:span></text:p>
      <text:p text:style-name="P3"><text:span text:style-name="Source_20_Text"><text:span text:style-name="T3">file=fs.getFile(“/usr/local”);</text:span></text:span></text:p>
      <text:p text:style-name="P3"><text:span text:style-name="Source_20_Text"><text:span text:style-name="T3">File[] files=file.listFiles();</text:span></text:span></text:p>
      <text:p text:style-name="P3"><text:span text:style-name="Source_20_Text"><text:span text:style-name="T3"/></text:span></text:p>
      <text:p text:style-name="P3"><text:span text:style-name="Source_20_Text"><text:span text:style-name="T3">// Create a new file </text:span></text:span></text:p>
      <text:p text:style-name="P3"><text:span text:style-name="Source_20_Text"><text:span text:style-name="T3">file=fs.getFile(“/home/bela/grid/tmp.txt”);</text:span></text:span></text:p>
      <text:p text:style-name="P3"><text:span text:style-name="Source_20_Text"><text:span text:style-name="T3">file.createNewFile();</text:span></text:span></text:p>
      <text:p text:style-name="Text_20_body"/>
      <text:p text:style-name="Text_20_body">The getFile() method returns an instance of GridFile which extends java.io.File, which overrides most (but not all !) of the methods of File.</text:p>
      <text:p text:style-name="Text_20_body"/>
      <text:p text:style-name="Text_20_body">Method getOutput() returns an instance of GridOutputStream which extends java.io.OutputStream, and can be used to write data into the grid. The following code shows how to copy a file from the local file system to the grid (error handling omitted):</text:p>
      <text:p text:style-name="Text_20_body"/>
      <text:p text:style-name="P2"><text:span text:style-name="Source_20_Text"><text:span text:style-name="T3">InputStream in=new FileInputStream(“/home/bela/bond.iso”);</text:span></text:span></text:p>
      <text:p text:style-name="P3"><text:span text:style-name="Source_20_Text"><text:span text:style-name="T3">OutputStream out=fs.getOutput(“/home/bela/bond.iso”); // same name in the grid</text:span></text:span></text:p>
      <text:p text:style-name="P3"><text:span text:style-name="Source_20_Text"><text:span text:style-name="T3">byte[] buffer=new byte[20000];</text:span></text:span></text:p>
      <text:p text:style-name="P3"><text:span text:style-name="Source_20_Text"><text:span text:style-name="T3">int len;</text:span></text:span></text:p>
      <text:p text:style-name="P3"><text:span text:style-name="Source_20_Text"><text:span text:style-name="T3">while((len=in.read(buffer, 0, buffer.length)) != -1) {</text:span></text:span></text:p>
      <text:p text:style-name="P3"><text:span text:style-name="Source_20_Text"><text:span text:style-name="T3"><text:s text:c="4"/>out.write(buffer, 0, len);</text:span></text:span></text:p>
      <text:p text:style-name="P3"><text:span text:style-name="Source_20_Text"><text:span text:style-name="T3">}</text:span></text:span></text:p>
      <text:p text:style-name="P3"><text:span text:style-name="Source_20_Text"><text:span text:style-name="T3">in.close();</text:span></text:span></text:p>
      <text:p text:style-name="P3"><text:span text:style-name="Source_20_Text"><text:span text:style-name="T3">out.close();</text:span></text:span></text:p>
      <text:p text:style-name="Text_20_body"/>
      <text:p text:style-name="Text_20_body">Method getInput() creates an instance of GridInputStream, which can be used to read data from the grid, e.g.:</text:p>
      <text:p text:style-name="P2"><text:span text:style-name="Source_20_Text"><text:span text:style-name="T3">InputStream in=in.getInput(“/home/bela/bond.iso”);</text:span></text:span></text:p>
      <text:p text:style-name="P3"><text:span text:style-name="Source_20_Text"><text:span text:style-name="T3">OutputStream out=new FileOutputStream(“/home/bela/bond.iso”); // local name same as grid</text:span></text:span></text:p>
      <text:p text:style-name="P3"><text:span text:style-name="Source_20_Text"><text:span text:style-name="T3">byte[] buffer=new byte[20000];</text:span></text:span></text:p>
      <text:p text:style-name="P3"><text:span text:style-name="Source_20_Text"><text:span text:style-name="T3">int len;</text:span></text:span></text:p>
      <text:p text:style-name="P3"><text:span text:style-name="Source_20_Text"><text:span text:style-name="T3">while((len=in.read(buffer, 0, buffer.length)) != -1) {</text:span></text:span></text:p>
      <text:p text:style-name="P3"><text:span text:style-name="Source_20_Text"><text:span text:style-name="T3"><text:s text:c="4"/>out.write(buffer, 0, len);</text:span></text:span></text:p>
      <text:p text:style-name="P3"><text:span text:style-name="Source_20_Text"><text:span text:style-name="T3">}</text:span></text:span></text:p>
      <text:p text:style-name="P3"><text:span text:style-name="Source_20_Text"><text:span text:style-name="T3">in.close();</text:span></text:span></text:p>
      <text:p text:style-name="P4"><text:soft-page-break/><text:span text:style-name="Source_20_Text"><text:span text:style-name="T4">out.close();</text:span></text:span></text:p>
      <text:p text:style-name="Text_20_body"/>
      <text:p text:style-name="Text_20_body"/>
      <text:h text:style-name="Heading_20_1" text:outline-level="1"/>
      <text:h text:style-name="Heading_20_1" text:outline-level="1">Exposing the grid file system with WebDav</text:h>
      <text:p text:style-name="Text_20_body"/>
      <text:p text:style-name="Text_20_body">From 4.1.0.ALPHA2, Infinispan ships with a GridFileSystem WebDAV demo. <text:s/>Grab this demo [5], compiled as a self-contained WAR file, from the latest Infinispan distribution and deploy it in your favourite servlet container, and you will be able to mount the file system using the WebDAV protocol, on http://YOUR_HOST/infinispan-gridfs-webdav/</text:p>
      <text:p text:style-name="Text_20_body"/>
      <text:p text:style-name="Text_20_body">A short video demonstrating this is available on YouTube [6]. <text:s/>In this demo, 2 JBoss AS instances are started up running the infinispan-gridfs-webdav demo webapp, and the WebDAV instances are mounted as remote drives. <text:s/>Files are copied to them, and high availability is demonstrated as one instance is shut down while files are still read from the second instance.</text:p>
      <text:p text:style-name="Text_20_body"/>
      <text:p text:style-name="Text_20_body">For more information, refer to the Infinispan documentation on this API [7].</text:p>
      <text:p text:style-name="Text_20_body"/>
      <text:p text:style-name="Text_20_body"/>
      <text:h text:style-name="P8" text:outline-level="1">Links</text:h>
      <text:p text:style-name="Text_20_body">[1] ReplCache: <text:a xlink:type="simple" xlink:href="http://www.jgroups.org/javagroupsnew/docs/replcache.html">http://www.jgroups.org/javagroupsnew/docs/replcache.html</text:a></text:p>
      <text:p text:style-name="Text_20_body">[2] Infinspan: <text:a xlink:type="simple" xlink:href="http://www.infinispan.org/">http://www.infinispan.org</text:a></text:p>
      <text:p text:style-name="Text_20_body">[3] Enabling distributed mode: <text:a xlink:type="simple" xlink:href="http://docs.jboss.org/infinispan/4.0/apidocs/config.html#ce_default_clustering">http://docs.jboss.org/infinispan/4.0/apidocs/config.html#ce_default_clustering</text:a></text:p>
      <text:p text:style-name="Text_20_body">[4] Setting numOwners: <text:a xlink:type="simple" xlink:href="http://docs.jboss.org/infinispan/4.0/apidocs/config.html#ce_clustering_hash">http://docs.jboss.org/infinispan/4.0/apidocs/config.html#ce_clustering_hash</text:a></text:p>
      <text:p text:style-name="Text_20_body">[5] <text:a xlink:type="simple" xlink:href="http://www.infinispan.org/downloads">http://www.infinispan.org/downloads</text:a></text:p>
      <text:p text:style-name="Text_20_body">[6] <text:a xlink:type="simple" xlink:href="http://www.youtube.com/watch?v=7ze_xWiMRs4">http://www.youtube.com/watch?v=7ze_xWiMRs4</text:a></text:p>
      <text:p text:style-name="Text_20_body">[7] <text:a xlink:type="simple" xlink:href="http://community.jboss.org/wiki/GridFileSystem">http://community.jboss.org/wiki/GridFileSyste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Helvetica" svg:font-family="Helvetica" style:font-family-generic="swiss"/>
    <style:font-face style:name="DejaVu LGC Sans Mono" svg:font-family="'DejaVu LGC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DejaVu LGC Sans Mono" style:font-name-asian="DejaVu LGC Sans Mono" style:font-name-complex="DejaVu LGC Sans Mono"/>
    </style:style>
    <style:style style:name="Teletype" style:family="text">
      <style:text-properties style:font-name="DejaVu LGC Sans Mono" style:font-name-asian="DejaVu LGC Sans Mono" style:font-name-complex="DejaVu LGC Sans Mono"/>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Bela Ban</meta:initial-creator>
    <meta:creation-date>2008-09-02T13:35:51</meta:creation-date>
    <dc:creator>Manik Surtani</dc:creator>
    <dc:date>2010-04-08T14:22:07</dc:date>
    <meta:editing-cycles>182</meta:editing-cycles>
    <meta:editing-duration>PT126H35M38S</meta:editing-duration>
    <meta:printed-by>Bela Ban</meta:printed-by>
    <meta:print-date>2010-01-06T12:49:36</meta:print-date>
    <meta:document-statistic meta:table-count="0" meta:image-count="0" meta:object-count="0" meta:page-count="6" meta:paragraph-count="121" meta:word-count="1560" meta:character-count="10349"/>
    <meta:user-defined meta:name="Info 1"/>
    <meta:user-defined meta:name="Info 2"/>
    <meta:user-defined meta:name="Info 3"/>
    <meta:user-defined meta:name="Info 4"/>
  </office:meta>
</office:document-meta>
</file>